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1971216690007130183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5661178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8474825549804118778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8653532091351528995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  <text:list-item>
                  <text:p text:style-name="P8">metronome (default = 80 ?)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  <text:list>
                    <text:list-item>
                      <text:p text:style-name="P8">memo</text:p>
                    </text:list-item>
                    <text:list-item>
                      <text:p text:style-name="P8">clear book</text:p>
                    </text:list-item>
                  </text:list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、消しテープも)</text:span></text:p>
                </text:list-item>
                <text:list-item>
                  <text:p text:style-name="P8">mobile holder</text:p>
                  <text:list>
                    <text:list-item>
                      <text:p text:style-name="P11"><text:soft-page-break/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8"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8">prev sections ---&gt; review</text:p>
            </text:list-item>
            <text:list-item>
              <text:p text:style-name="P8">choose target piece → e.g. “te-9”</text:p>
            </text:list-item>
            <text:list-item>
              <text:p text:style-name="P8">open resources</text:p>
              <text:list>
                <text:list-item>
                  <text:p text:style-name="P8">voice memo</text:p>
                </text:list-item>
                <text:list-item>
                  <text:p text:style-name="P8">web page : 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http://benfranklin.chips.jp/cake_apps/Cake_IFM11/images/index_2?filter_file_name=2019-09-03_18-30-52_000.jpg&amp;sort=file_name&amp;direction=desc&amp;filter_memo=gt&amp;RBs_AND_OR_Memo=AND&amp;RBs_AND_OR_File_Name=AND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technique pieces</text:p>
            </text:list-item>
            <text:list-item>
              <text:p text:style-name="P8">code progression patterns</text:p>
            </text:list-item>
            <text:list-item>
              <text:p text:style-name="P8">email items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3029045229196231656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<text:soft-page-break/>memos</text:p>
          <text:list>
            <text:list-item>
              <text:p text:style-name="P9">log memo</text:p>
              <text:list>
                <text:list-item>
                  <text:p text:style-name="P9">add lines (sep<text:span text:style-name="T1">arator) between sections </text:span><text:span text:style-name="T2">(blue color)</text:span></text:p>
                </text:list-item>
                <text:list-item>
                  <text:p text:style-name="P9">add “//” mar<text:span text:style-name="T1">k</text:span></text:p>
                </text:list-item>
              </text:list>
            </text:list-item>
            <text:list-item>
              <text:p text:style-name="P12"><text:span text:style-name="T1">put away except ==&gt; orange+</text:span></text:p>
            </text:list-item>
            <text:list-item>
              <text:p text:style-name="P12">photo</text:p>
              <text:list>
                <text:list-item>
                  <text:p text:style-name="P12">pick up memo leaves → ones with today's memos</text:p>
                </text:list-item>
                <text:list-item>
                  <text:p text:style-name="P12">photo</text:p>
                </text:list-item>
                <text:list-item>
                  <text:p text:style-name="P12">add “//” mark</text:p>
                </text:list-item>
                <text:list-item>
                  <text:p text:style-name="P12">on “〇” symbol, add a slash</text:p>
                </text:list-item>
              </text:list>
            </text:list-item>
            <text:list-item>
              <text:p text:style-name="P12">each leaf → to each clear leaf in the clear folder</text:p>
            </text:list-item>
          </text:list>
        </text:list-item>
        <text:list-item>
          <text:p text:style-name="P12">guitar</text:p>
          <text:list>
            <text:list-item>
              <text:p text:style-name="P12">polish</text:p>
              <text:list>
                <text:list-item>
                  <text:p text:style-name="P12">body</text:p>
                  <text:list>
                    <text:list-item>
                      <text:p text:style-name="P12">back</text:p>
                    </text:list-item>
                    <text:list-item>
                      <text:p text:style-name="P12">front</text:p>
                    </text:list-item>
                    <text:list-item>
                      <text:p text:style-name="P12">side</text:p>
                    </text:list-item>
                    <text:list-item>
                      <text:p text:style-name="P12">bottom</text:p>
                    </text:list-item>
                    <text:list-item>
                      <text:p text:style-name="P12">showlder</text:p>
                    </text:list-item>
                  </text:list>
                </text:list-item>
                <text:list-item>
                  <text:p text:style-name="P12">neck</text:p>
                </text:list-item>
                <text:list-item>
                  <text:p text:style-name="P12">strings</text:p>
                </text:list-item>
              </text:list>
            </text:list-item>
            <text:list-item>
              <text:p text:style-name="P12">put away</text:p>
            </text:list-item>
          </text:list>
        </text:list-item>
        <text:list-item>
          <text:p text:style-name="P9"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  <text:list-item>
              <text:p text:style-name="P9">sheets</text:p>
            </text:list-item>
            <text:list-item>
              <text:p text:style-name="P9">this</text:p>
            </text:list-item>
          </text:list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5660560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8820888589317417350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5656120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5657558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6375639280239094290" text:style-name="L6">
              <text:list-item>
                <text:p text:style-name="P13"><text:soft-page-break/>memo_guitar.txt</text:p>
              </text:list-item>
              <text:list-item>
                <text:p text:style-name="P13">memo_guitar.(replaced).(XXX).txt</text:p>
              </text:list-item>
            </text:list>
          </table:table-cell>
        </table:table-row>
      </table:table>
      <text:list xml:id="list35666606" text:continue-list="list35657558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5682634" text:continue-numbering="true" text:style-name="L5">
        <text:list-item>
          <text:list>
            <text:list-item>
              <text:list>
                <text:list-item>
                  <text:p text:style-name="P10">sheet</text:p>
                </text:list-item>
                <text:list-item>
                  <text:p text:style-name="P10">folder</text:p>
                </text:list-item>
              </text:list>
            </text:list-item>
            <text:list-item>
              <text:p text:style-name="P10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17T15:46:46.22</dc:date>
    <dc:creator>iwabuchi ken</dc:creator>
    <meta:editing-duration>P1DT6H9M59S</meta:editing-duration>
    <meta:editing-cycles>36</meta:editing-cycles>
    <meta:generator>OpenOffice/4.1.3$Win32 OpenOffice.org_project/413m1$Build-9783</meta:generator>
    <meta:document-statistic meta:table-count="7" meta:image-count="0" meta:object-count="0" meta:page-count="6" meta:paragraph-count="142" meta:word-count="556" meta:character-count="3665"/>
  </office:meta>
</office:document-meta>
</file>